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BC_3a_paragraph">
      <style:paragraph-properties fo:line-height="150%"/>
      <style:text-properties style:font-name="Times New Roman"/>
    </style:style>
    <style:style style:name="P2" style:family="paragraph" style:parent-style-name="SBC_3a_paragraph">
      <style:paragraph-properties fo:margin-left="0cm" fo:margin-right="0cm" fo:line-height="150%" fo:text-indent="0cm" style:auto-text-indent="false"/>
      <style:text-properties style:font-name="Times New Roman"/>
    </style:style>
    <style:style style:name="P3" style:family="paragraph" style:parent-style-name="SBC_3a_paragraph">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style:font-name="Times New Roman" fo:font-weight="bold" style:font-weight-asian="bold" style:font-weight-complex="bold" fo:hyphenate="false" fo:hyphenation-remain-char-count="2" fo:hyphenation-push-char-count="2"/>
    </style:style>
    <style:style style:name="P4" style:family="paragraph" style:parent-style-name="SBC_3a_email">
      <style:paragraph-properties fo:line-height="150%"/>
      <style:text-properties style:font-name="Times New Roman"/>
    </style:style>
    <style:style style:name="P5" style:family="paragraph" style:parent-style-name="SBC_3a_author_28_s_29_">
      <style:paragraph-properties fo:line-height="150%"/>
      <style:text-properties style:font-name="Times New Roman"/>
    </style:style>
    <style:style style:name="P6" style:family="paragraph" style:parent-style-name="SBC_3a_paragraph_3a_first">
      <style:paragraph-properties fo:line-height="150%"/>
      <style:text-properties style:font-name="Times New Roman"/>
    </style:style>
    <style:style style:name="P7" style:family="paragraph" style:parent-style-name="SBC_3a_institution">
      <style:paragraph-properties fo:line-height="150%"/>
      <style:text-properties style:font-name="Times New Roman"/>
    </style:style>
    <style:style style:name="P8" style:family="paragraph" style:parent-style-name="SBC_3a_address">
      <style:paragraph-properties fo:line-height="150%"/>
      <style:text-properties style:font-name="Times New Roman"/>
    </style:style>
    <style:style style:name="P9" style:family="paragraph" style:parent-style-name="SBC_3a_title" style:master-page-name="Standard">
      <style:paragraph-properties fo:line-height="150%" style:page-number="auto"/>
      <style:text-properties style:font-name="Times New Roman"/>
    </style:style>
    <style:style style:name="P10" style:family="paragraph" style:parent-style-name="SBC_3a_paragraph_3a_first">
      <style:paragraph-properties fo:line-height="150%"/>
      <style:text-properties style:font-name="Times New Roman"/>
    </style:style>
    <style:style style:name="P11" style:family="paragraph" style:parent-style-name="SBC_3a_paragraph" style:list-style-name="L4">
      <style:paragraph-properties fo:line-height="150%"/>
      <style:text-properties style:font-name="Times New Roman"/>
    </style:style>
    <style:style style:name="P12" style:family="paragraph" style:parent-style-name="SBC_3a_paragraph" style:list-style-name="L4">
      <style:paragraph-properties fo:line-height="150%"/>
      <style:text-properties style:font-name="Times New Roman" fo:font-weight="bold" style:font-weight-asian="bold" style:font-weight-complex="bold"/>
    </style:style>
    <style:style style:name="P13" style:family="paragraph" style:parent-style-name="SBC_3a_paragraph" style:list-style-name="L4">
      <style:paragraph-properties fo:line-height="150%"/>
    </style:style>
    <style:style style:name="P14" style:family="paragraph" style:parent-style-name="SBC_3a_paragraph" style:list-style-name="L1" style:master-page-name="">
      <style:paragraph-properties fo:margin-top="0.21cm" fo:margin-bottom="0cm" fo:line-height="150%" fo:text-align="justify" style:justify-single-word="false" fo:orphans="0" fo:widows="0" fo:hyphenation-ladder-count="no-limit" style:page-number="auto" style:writing-mode="lr-tb"/>
      <style:text-properties style:font-name="Times New Roman" fo:font-weight="bold" style:font-weight-asian="bold" style:font-weight-complex="bold" fo:hyphenate="false" fo:hyphenation-remain-char-count="2" fo:hyphenation-push-char-count="2"/>
    </style:style>
    <style:style style:name="P15" style:family="paragraph" style:parent-style-name="SBC_3a_paragraph" style:list-style-name="L1">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style:font-name="Times New Roman" fo:font-weight="normal" style:font-weight-asian="normal" style:font-weight-complex="normal" fo:hyphenate="false" fo:hyphenation-remain-char-count="2" fo:hyphenation-push-char-count="2"/>
    </style:style>
    <style:style style:name="P16" style:family="paragraph" style:parent-style-name="SBC_3a_paragraph" style:list-style-name="L5">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fo:hyphenate="false" fo:hyphenation-remain-char-count="2" fo:hyphenation-push-char-count="2"/>
    </style:style>
    <style:style style:name="P17" style:family="paragraph" style:parent-style-name="SBC_3a_paragraph">
      <style:paragraph-properties fo:margin-left="0cm" fo:margin-right="0cm" fo:line-height="150%" fo:text-indent="0cm" style:auto-text-indent="false"/>
      <style:text-properties style:font-name="Times New Roman" fo:font-weight="bold" style:font-weight-asian="bold" style:font-weight-complex="bold"/>
    </style:style>
    <style:style style:name="P18" style:family="paragraph" style:parent-style-name="SBC_3a_paragraph" style:list-style-name="L4">
      <style:paragraph-properties fo:margin-left="0cm" fo:margin-right="0cm" fo:line-height="150%" fo:text-indent="0cm" style:auto-text-indent="false"/>
      <style:text-properties style:font-name="Times New Roman" fo:font-weight="bold" style:font-weight-asian="bold" style:font-weight-complex="bold"/>
    </style:style>
    <style:style style:name="P19" style:family="paragraph" style:parent-style-name="SBC_3a_paragraph" style:list-style-name="L3">
      <style:paragraph-properties fo:margin-left="0cm" fo:margin-right="0cm" fo:line-height="150%" fo:text-indent="0cm" style:auto-text-indent="false"/>
      <style:text-properties style:font-name="Times New Roman"/>
    </style:style>
    <style:style style:name="P20" style:family="paragraph" style:parent-style-name="SBC_3a_title_3a_1">
      <style:paragraph-properties fo:line-height="150%"/>
      <style:text-properties style:font-name="Times New Roman"/>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weight="bold" style:font-weight-asian="bold" style:font-weight-complex="bold"/>
    </style:style>
    <style:style style:name="T7" style:family="text">
      <style:text-properties style:font-name="Times New Roman"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name-asian="Times New Roman" style:font-style-asian="normal" style:font-name-complex="Times New Roman" style:font-style-complex="normal"/>
    </style:style>
    <style:style style:name="T12" style:family="text">
      <style:text-properties fo:font-weight="bold" style:font-weight-asian="bold" style:font-weight-complex="bold"/>
    </style:style>
    <style:style style:name="T13" style:family="text">
      <style:text-properties style:font-name="Times New Roman1" fo:font-style="normal" style:font-name-asian="Times New Roman" style:font-style-asian="normal" style:font-name-complex="Times New Roman" style:font-style-complex="normal"/>
    </style:style>
    <style:style style:name="T14" style:family="text">
      <style:text-properties style:text-position="33% 58%" fo:font-style="normal" style:font-style-asian="normal" style:font-style-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 problema da agenda de viagens de Rick Sanchez</text:p>
      <text:p text:style-name="P5">Felipe Matheus Guimarães dos Santos<text:span text:style-name="T1">1</text:span></text:p>
      <text:p text:style-name="P7"><text:span text:style-name="T1">1</text:span>Departamento de Ciência da Computação – Universidade Federal de Minas Gerais (UFMG)</text:p>
      <text:p text:style-name="P8">2018098688</text:p>
      <text:p text:style-name="P4"><text:a xlink:type="simple" xlink:href="mailto:felipe.guimaraes@dcc.ufmg.br" text:style-name="Internet_20_link" text:visited-style-name="Visited_20_Internet_20_Link">felipe.guimaraes@dcc.ufmg.br</text:a> </text:p>
      <text:h text:style-name="P20" text:outline-level="1">Introdução</text:h>
      <text:p text:style-name="P6"><text:tab/>A situação problema do presente trabalho é a programação das viagens interplanetárias de Rick Sanchez. Ele deseja visitar uma quantidade p de planetas e ficar neles um tempo determinado. Porém, Rick não quer viajar mais que t horas durante um mês, ou seja, caso o tempo das visitações seja maior que t, Rick visitará os demais planetas em um mês posterior. Além disso, deseja fazer essa viagens em ordem crescente de tempo de visitação. Por fim, cada mês, já ordenado por tempo, será visitado em ordem alfabética.</text:p>
      <text:h text:style-name="P20" text:outline-level="1">Implementação</text:h>
      <text:p text:style-name="P6"><text:span text:style-name="T5"><text:tab/>Para resolver esse problema, serão usados algoritmos de ordenação vistos em aula: Merge Sort, Couting Sort e Radix Sort. O Merge será usado para ordenar o tempo das visitações, pois Rick especificou que o algorimo utilizado deveria ser estável e de ordem de complexidade O(nlog(n)). Para ordenar as visitações, em cada mês alfabeticamente, foi usado o algorimo Radix Sort, o qual opera em conjunto com o Counting Sort, de ordem de complexidade O(n*k), sendo k uma constante.</text:span></text:p>
      <text:p text:style-name="P1">O compilador utilizado foi o g++ (MinGW.org GCC-8.2.0-3) 8.2.0, utilizando a versão 17 do c++: <text:span text:style-name="T2">g++ -std=c++17 [arquivos] -o [executável]</text:span>.</text:p>
      <text:p text:style-name="P1">O programa principal roda em loop infinito, recebendo três inteiros de entrada, separados por enter ou espaço. O retorno do programa é a agenda de viagens de Rick, o qual é impresso na saída padrão. O loop do programa principal é interrompido por EOF (ctrl+c no CMD do Windows).</text:p>
      <text:list xml:id="list4359079903115904621" text:style-name="L1">
        <text:list-header>
          <text:p text:style-name="P14"><text:soft-page-break/>2.1. <text:s/>Planetas</text:p>
          <text:p text:style-name="P15"><text:tab/>Tipo abstrato de dados usado para armazenar os atributos de cada planeta: tempo de visitação, mês de visitação e nome do planeta. Tempo e mês são do tipo inteiro e nome é uma string.</text:p>
        </text:list-header>
      </text:list>
      <text:list xml:id="list3520849655404407013" text:style-name="L3">
        <text:list-header>
          <text:p text:style-name="P19"><text:span text:style-name="T12">2.2. <text:s/>Merge Sort</text:span></text:p>
          <text:p text:style-name="P19"><text:span text:style-name="T4"><text:tab/>A implementação do mergesort foi baseado nos slides disponibilizados pelo professor da disciplina Estrutura de Dados (EDs) Luiz Chaimowicz.</text:span></text:p>
        </text:list-header>
      </text:list>
      <text:list xml:id="list6178946836179019643" text:style-name="L4">
        <text:list-header>
          <text:p text:style-name="P11">Separado em duas funções: Merge e MergeSort.</text:p>
        </text:list-header>
        <text:list-item>
          <text:p text:style-name="P12">MergeSort: <text:span text:style-name="T4">Recebe um vetor de Planetas, a posição da esquerda, iniciada em 0, e da direita, iniciada em p-1.</text:span></text:p>
          <text:p text:style-name="P12"><text:span text:style-name="T4">Divide o problema ao meio, chamando-se recursivamente duas vezes: passando apenas a metade esquerda do vetor e, após todas as operações da esquerda, passando apenas a metade direita.</text:span></text:p>
          <text:p text:style-name="P12"><text:span text:style-name="T4">Após tudo ser empilhado, chama a função </text:span>Merge<text:span text:style-name="T4">.</text:span></text:p>
        </text:list-item>
        <text:list-item>
          <text:p text:style-name="P12">Merge: <text:span text:style-name="T4">Recebe como parâmetro um vetor de Planetas, a posição mais à esquerda, a posição central e a posição mais à direita.</text:span></text:p>
          <text:p text:style-name="P12"><text:span text:style-name="T4">Para a execução, cria um vetor de Planetas auxiliar com direita - esquerda +1 posições. Após, faz as verificações para ordenação: verifica se a posição mais à esquerda do vetor é menor ou igual, para ser estável, que o elemento na posição central mais um. Se a condição for satisfeita, adiciona o valor da esquerda na primeira posição do vetor auxiliar e passa para a posição seguinte da esquerda. Se não for satisfeita, adiciona o valor da posição central mais um na primeira posição do vetor. Esse loop é iterado até que o cursor da esquerda ultrapasse a posição central ou o cursor da direita ultrapasse o limite da direita.</text:span></text:p>
          <text:p text:style-name="P12"><text:span text:style-name="T4">Se sobrarem valores que não foram comparados, eles apenas serão inseridos no vetor de forma sequencial, pois, para isso acontecer, precisa-se de ter uma quantidade desigual de valores menores nos dois lados do vetor.</text:span></text:p>
          <text:p text:style-name="P12"><text:span text:style-name="T4">Copia os valores do vetor auxilar no vetor principal e deleta o auxiliar.</text:span></text:p>
          <text:p text:style-name="P12"><text:span text:style-name="T4">Após fazer isso, continua desempilhando os valores recursivamente até ordenar </text:span><text:soft-page-break/><text:span text:style-name="T4">o vetor.</text:span></text:p>
          <text:p text:style-name="P18">2.3. RadixSort e CountingSort</text:p>
        </text:list-item>
        <text:list-item>
          <text:p text:style-name="P13"><text:span text:style-name="T6">RadixSort: </text:span></text:p>
        </text:list-item>
        <text:list-item>
          <text:p text:style-name="P13"><text:span text:style-name="T6">Counting Sort:</text:span></text:p>
        </text:list-item>
      </text:list>
      <text:p text:style-name="P17">2.4. Main</text:p>
      <text:p text:style-name="P17"><text:tab/></text:p>
      <text:list xml:id="list31130723253006321" text:style-name="L5">
        <text:list-header>
          <text:p text:style-name="P16"><text:span text:style-name="T6">2.5.</text:span><text:span text:style-name="T7"> </text:span><text:span text:style-name="T6">Makefile</text:span></text:p>
        </text:list-header>
      </text:list>
      <text:p text:style-name="P3"><text:tab/><text:span text:style-name="T4">Para compilar e rodar o programa foi gerado um Makefile. Este arquivo facilita a compilação, pois elimina a necessidade de dar os comandos do g++ no terminal, apenas digitamos </text:span><text:span text:style-name="T3">make test </text:span><text:span text:style-name="T9">para rodar os testes ou </text:span><text:span text:style-name="T3">make run</text:span><text:span text:style-name="T9"> para rodar o programa.</text:span></text:p>
      <text:h text:style-name="P20" text:outline-level="1">Instruções de compilação e execução</text:h>
      <text:p text:style-name="P6"><text:tab/>Para compilar e executar o programa usa-se o Makefile. Para tal, abra o Terminal e entre no diretório onde se encontra o programa, i.e., ...<text:span text:style-name="T2">/felipe_guimaraes/src</text:span>. Dentro do diretório, dê o comando <text:span text:style-name="T2">make test </text:span><text:span text:style-name="T8">para rodar os testes ou make run para rodar o programa. Há um arquivo </text:span><text:span text:style-name="T2">README.txt </text:span><text:span text:style-name="T8">com as especificações.</text:span></text:p>
      <text:h text:style-name="P20" text:outline-level="1">Análise de complexidade</text:h>
      <text:p text:style-name="P6"><text:tab/>Os métodos do TAD <text:span text:style-name="T12">Fila</text:span> <text:span text:style-name="T2">incluir_elemento, remover_elemento </text:span><text:span text:style-name="T8">têm custo <text:s/>constante (</text:span><text:span text:style-name="T13">θ</text:span><text:span text:style-name="T11">(1)</text:span><text:span text:style-name="T8">). Os métodos </text:span><text:span text:style-name="T2">imprime </text:span><text:span text:style-name="T8">e </text:span><text:span text:style-name="T2">limpar</text:span><text:span text:style-name="T8"> têm custo linear (</text:span><text:span text:style-name="T13">θ</text:span><text:span text:style-name="T11">(n)</text:span><text:span text:style-name="T8">). Já o método </text:span><text:span text:style-name="T2">comparar</text:span><text:span text:style-name="T8">, temos no melhor caso comportamento constante (</text:span><text:span text:style-name="T13">Ω(1)</text:span><text:span text:style-name="T8">), quando o número </text:span><text:span text:style-name="T8">passado como atributo é igual ao primeiro elemento da fila, e para o pior caso, quando não está na fila, comportamento linear (</text:span><text:span text:style-name="T13">O</text:span><text:span text:style-name="T11">(n)</text:span><text:span text:style-name="T8">). Todos os métodos da fila têm complexidade de espaço constante (</text:span><text:span text:style-name="T13">θ</text:span><text:span text:style-name="T11">(n)</text:span><text:span text:style-name="T8">).</text:span></text:p>
      <text:p text:style-name="P6"><text:span text:style-name="T8"><text:tab/>O método do TAD </text:span><text:span text:style-name="T10">Lista</text:span><text:span text:style-name="T8"> </text:span><text:span text:style-name="T2">incluir_elemento </text:span><text:span text:style-name="T8">tem custo constante (</text:span><text:span text:style-name="T13">θ</text:span><text:span text:style-name="T11">(1)</text:span><text:span text:style-name="T8">). Os métodos </text:span><text:span text:style-name="T2">imprime </text:span><text:span text:style-name="T8">e </text:span><text:span text:style-name="T2">limpar</text:span><text:span text:style-name="T8"> têm custo linear (</text:span><text:span text:style-name="T13">θ</text:span><text:span text:style-name="T11">(n)</text:span><text:span text:style-name="T8">). </text:span></text:p>
      <text:p text:style-name="P6"><text:span text:style-name="T8"><text:tab/>O método </text:span><text:span text:style-name="T2">remover_elemento </text:span><text:span text:style-name="T8">tem</text:span><text:span text:style-name="T2"> </text:span><text:span text:style-name="T8">custo linear no pior caso (</text:span><text:span text:style-name="T13">O</text:span><text:span text:style-name="T11">(n)</text:span><text:span text:style-name="T8">) e custo constante no melhor caso (</text:span><text:span text:style-name="T13">Ω(1)</text:span><text:span text:style-name="T8">): o pior caso acontece quando o item a ser removido está no último nó da lista; e o melhor caso acontece quando o item a ser removido está na primeira posição. </text:span><text:span text:style-name="T2"><text:s/></text:span></text:p>
      <text:p text:style-name="P6"><text:soft-page-break/><text:span text:style-name="T2"><text:tab/></text:span><text:span text:style-name="T8">E por fim, o método </text:span><text:span text:style-name="T2">medicao</text:span><text:span text:style-name="T8"> é de ordem quadrática no pior caso, contando comparações como a operação relevante (O(n</text:span><text:span text:style-name="T14">2</text:span><text:span text:style-name="T8">), onde n é o número de frascos) e de ordem linear no melhor caso (</text:span><text:span text:style-name="T13">Ω(n)</text:span><text:span text:style-name="T8">): o melhor caso acontece <text:s/>quando o número medido é um frasco registrado; e o pior caso acontece quando o <text:s/>número de combinações de frascos é muito grande.</text:span></text:p>
      <text:p text:style-name="P1"><text:span text:style-name="T8">Dos métodos da lista, apenas o </text:span><text:span text:style-name="T2">medicao</text:span><text:span text:style-name="T8"> não tem complexidade de espaço constante. A complexidade é exponencial (O(2</text:span><text:span text:style-name="T14">n</text:span><text:span text:style-name="T8">), considerando n o número de vezes que o loop é feito), pois, a cada iteração do loop, são adicionados dois novos valores na fila.</text:span></text:p>
      <text:h text:style-name="P20" text:outline-level="1">Conclusão</text:h>
      <text:p text:style-name="P6"><text:tab/>Portanto, para concluir o presente trabalho foram usadas duas estruturas de dados: lista encadeada e fila. A utilização de cada uma dessas EDs foi pensada de acordo com as especificações do professor e o auxílio do monitor Allison Svaigen.</text:p>
      <text:p text:style-name="P1">A maior dificuldade do trabalho estava na iteração da fila para fazer as medições, porém, com as explicações alto-nível do monitor, ficou mais simples de ser implementada.</text:p>
      <text:p text:style-name="P1">A lógica por trás da medição é testar todas as possíveis combinações de frascos: somar e subtrair os valores dos frascos até chegar na quantidade requisitada. Para isso, cada medição inconclusiva é adicionada na fila, com sua respectiva quantidade de operações, para ser reutilizada em outra operação posteriormente.</text:p>
      <text:p text:style-name="P1">Logo, o trabalho cumpre o que era esperado: utilizar todo o conhecimento que foi acumulado desde o ingresso na Universidade e o conhecimento de EDs.</text:p>
      <text:p text:style-name="P1">O código e a documentação deste trabalho estão disponíveis no GitHub: <text:a xlink:type="simple" xlink:href="https://github.com/FelipeGuimaraes42/ListaFrascosRick" text:style-name="Internet_20_link" text:visited-style-name="Visited_20_Internet_20_Link">https://github.com/FelipeGuimaraes42/ListaFrascosRick</text:a></text:p>
      <text:h text:style-name="P20" text:outline-level="1">Bibliografia</text:h>
      <text:p text:style-name="P2">FIGUEIREDO, Flavio. Lista Simplesmente Encadeada. Disponível em: <text:a xlink:type="simple" xlink:href="https://github.com/flaviovdf/programacao-2/tree/master/exemplos/aula05-listas/listaponteiros" text:style-name="Internet_20_link" text:visited-style-name="Visited_20_Internet_20_Link">https://github.com/flaviovdf/programacao-2/tree/master/exemplos/aula05-listas/listaponteiros</text:a>. Acesso em 20 set. 2019.</text:p>
      <text:p text:style-name="P6">TEODOROWITSCH, Roland. Adaptação para OpenOffice.org 1.1 feita em 29 mar. 2005. Disponível em: <text:a xlink:type="simple" xlink:href="http://www.sbc.org.br/documentos-da-sbc/summary/169-templates-para-artigos-e-capitulos-de-livros/878-modelosparapublicaodeartigos" text:style-name="Internet_20_link" text:visited-style-name="Visited_20_Internet_20_Link">http://www.sbc.org.br/documentos-da-sbc/summary/169-</text:a><text:soft-page-break/><text:a xlink:type="simple" xlink:href="http://www.sbc.org.br/documentos-da-sbc/summary/169-templates-para-artigos-e-capitulos-de-livros/878-modelosparapublicaodeartigos" text:style-name="Internet_20_link" text:visited-style-name="Visited_20_Internet_20_Link">templates-para-artigos-e-capitulos-de-livros/878-modelosparapublicaodeartigos</text:a>. Acesso em 26 set.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Gothic"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creation-date>2010-08-03T10:11:27.48</meta:creation-date>
    <dc:language>pt-BR</dc:language>
    <meta:editing-cycles>95</meta:editing-cycles>
    <meta:editing-duration>PT16H11M20S</meta:editing-duration>
    <dc:date>2019-11-05T23:34:07.91</dc:date>
    <dc:creator>Felipe Guimaraes</dc:creator>
    <meta:document-statistic meta:table-count="0" meta:image-count="0" meta:object-count="0" meta:page-count="5" meta:paragraph-count="48" meta:word-count="1129" meta:character-count="7063"/>
    <meta:user-defined meta:name="Info 1"/>
    <meta:user-defined meta:name="Info 2"/>
    <meta:user-defined meta:name="Info 3"/>
    <meta:user-defined meta:name="Info 4"/>
  </office:meta>
</office:document-meta>
</file>